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DeclarationImpl.getConstruct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Declaration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clarationImpl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clarationImpl.ClassDeclarationImpl( com . sun . mirror . declaration . ClassDeclaration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